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2ad" officeooo:paragraph-rsid="001fc2ad"/>
    </style:style>
    <style:style style:name="P2" style:family="paragraph" style:parent-style-name="Standard">
      <style:text-properties officeooo:rsid="001fd662" officeooo:paragraph-rsid="001fd662"/>
    </style:style>
    <style:style style:name="P3" style:family="paragraph" style:parent-style-name="Standard">
      <style:text-properties officeooo:paragraph-rsid="001fc2ad"/>
    </style:style>
    <style:style style:name="P4" style:family="paragraph" style:parent-style-name="Standard">
      <style:text-properties fo:font-weight="normal" officeooo:rsid="0021c4a4" officeooo:paragraph-rsid="0025479a" style:font-weight-asian="normal" style:font-weight-complex="normal"/>
    </style:style>
    <style:style style:name="P5" style:family="paragraph" style:parent-style-name="Standard">
      <style:text-properties officeooo:rsid="001fc2ad" officeooo:paragraph-rsid="001fc2ad"/>
    </style:style>
    <style:style style:name="P6" style:family="paragraph" style:parent-style-name="Standard">
      <style:text-properties officeooo:rsid="001fc2ad" officeooo:paragraph-rsid="00203549"/>
    </style:style>
    <style:style style:name="P7" style:family="paragraph" style:parent-style-name="Standard">
      <style:text-properties officeooo:rsid="001fc2ad" officeooo:paragraph-rsid="0021c4a4"/>
    </style:style>
    <style:style style:name="P8" style:family="paragraph" style:parent-style-name="Standard">
      <style:text-properties officeooo:rsid="001fc2ad" officeooo:paragraph-rsid="0025479a"/>
    </style:style>
    <style:style style:name="T1" style:family="text">
      <style:text-properties officeooo:rsid="001fd6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067c" style:font-weight-asian="bold" style:font-weight-complex="bold"/>
    </style:style>
    <style:style style:name="T4" style:family="text">
      <style:text-properties fo:font-weight="bold" officeooo:rsid="00203549" style:font-weight-asian="bold" style:font-weight-complex="bold"/>
    </style:style>
    <style:style style:name="T5" style:family="text">
      <style:text-properties fo:font-weight="bold" officeooo:rsid="00239bef" style:font-weight-asian="bold" style:font-weight-complex="bold"/>
    </style:style>
    <style:style style:name="T6" style:family="text">
      <style:text-properties fo:font-weight="bold" officeooo:rsid="0025479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067c" style:font-weight-asian="normal" style:font-weight-complex="normal"/>
    </style:style>
    <style:style style:name="T9" style:family="text">
      <style:text-properties fo:font-weight="normal" officeooo:rsid="00203549" style:font-weight-asian="normal" style:font-weight-complex="normal"/>
    </style:style>
    <style:style style:name="T10" style:family="text">
      <style:text-properties fo:font-weight="normal" officeooo:rsid="0025479a" style:font-weight-asian="normal" style:font-weight-complex="normal"/>
    </style:style>
    <style:style style:name="T11" style:family="text">
      <style:text-properties officeooo:rsid="00203549"/>
    </style:style>
    <style:style style:name="T12" style:family="text">
      <style:text-properties officeooo:rsid="00239bef"/>
    </style:style>
    <style:style style:name="T13" style:family="text">
      <style:text-properties officeooo:rsid="00254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- <text:span text:style-name="T1">Araquari </text:span></text:p>
      <text:p text:style-name="P1"/>
      <text:p text:style-name="P2">Nome: Wesley Antunes ,<text:span text:style-name="T11">Andre betti ,Gustavo keiser</text:span></text:p>
      <text:p text:style-name="P2">2Info1 </text:p>
      <text:p text:style-name="P2">14/03/19</text:p>
      <text:p text:style-name="P1"/>
      <text:p text:style-name="P6">RF001 <text:span text:style-name="T13">O sistema deve permitir </text:span><text:s/><text:span text:style-name="T11">Registar </text:span><text:span text:style-name="T4">cursos disponíveis .</text:span></text:p>
      <text:p text:style-name="P6"/>
      <text:p text:style-name="P8">RF00<text:span text:style-name="T13">2 O sistema deve permitir <text:s/>Registro de </text:span><text:span text:style-name="T4">turmas .</text:span></text:p>
      <text:p text:style-name="P6"><text:span text:style-name="T4"/></text:p>
      <text:p text:style-name="P8">RF00<text:span text:style-name="T13">3 O sistema deve permitir Mostrar </text:span><text:span text:style-name="T4"><text:s/>data de início</text:span><text:span text:style-name="T6">,</text:span><text:span text:style-name="T11"> </text:span><text:span text:style-name="T4">número de vagas </text:span><text:span text:style-name="T9">de turmas.</text:span></text:p>
      <text:p text:style-name="P6"/>
      <text:p text:style-name="P8">RF00<text:span text:style-name="T13">4 O sistema deve permitir Registrar </text:span><text:span text:style-name="T4">matricula do aluno .</text:span></text:p>
      <text:p text:style-name="P7"/>
      <text:p text:style-name="P8">RF00<text:span text:style-name="T13">5 O sistema deve permitir Cadastrar <text:s/>para cada aluno </text:span><text:span text:style-name="T4">nome, cpf, <text:s/>data de nascimento. </text:span></text:p>
      <text:p text:style-name="P7"><text:span text:style-name="T4"/></text:p>
      <text:p text:style-name="P8">RF00<text:span text:style-name="T13">6 <text:s/>O sistema deve permitir Registrar </text:span><text:span text:style-name="T4">resultado de cada aluno </text:span><text:span text:style-name="T11">em avaliações <text:s/></text:span></text:p>
      <text:p text:style-name="P3"><text:span text:style-name="T3">são registrados os cursos disponíveis </text:span><text:span text:style-name="T2">cada um possui um nome</text:span><text:span text:style-name="T3"> carga horária e valor</text:span></text:p>
      <text:p text:style-name="P3"><text:span text:style-name="T3"/></text:p>
      <text:p text:style-name="P4">RF00<text:span text:style-name="T13">7</text:span> <text:span text:style-name="T13">O sistema deve permitir Mostrar se </text:span><text:span text:style-name="T5">um aluno foi aprovado por nota mínima</text:span><text:span text:style-name="T12"> </text:span></text:p>
      <text:p text:style-name="P3"><text:span text:style-name="T7">é registrada uma turma </text:span>: número da turma, data de início e número de vagas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52:06.462986269</meta:creation-date>
    <dc:date>2019-03-14T13:56:55.679103276</dc:date>
    <meta:editing-duration>PT8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22" meta:character-count="736" meta:non-whitespace-character-count="614"/>
  </office:meta>
</office:document-meta>
</file>